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a68563" style:text-align-source="fix" style:repeat-content="false"/>
      <style:paragraph-properties fo:text-align="center"/>
      <style:text-properties fo:color="#ffffff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5c3a1"/>
      <style:text-properties fo:color="#000000" style:text-outline="false" style:text-line-through-style="none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italic" style:font-weight-asian="bold" style:font-name-complex="Tahoma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e5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e5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5c3a1"/>
      <style:text-properties fo:color="#000000" style:text-outline="false" style:text-line-through-style="none" style:font-name="Arial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italic" style:font-weight-asian="bold" style:font-name-complex="Tahoma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e5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e5" style:text-align-source="fix" style:repeat-content="false"/>
      <style:paragraph-properties fo:text-align="center"/>
      <style:text-properties fo:color="#000000" style:text-outline="false" style:text-line-through-style="none" style:font-name="Segoe UI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Segoe U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text-underline-mode="continuous" style:text-overline-mode="continuous" style:text-line-through-mode="continuous" style:font-relief="none" style:text-overline-style="none" style:text-overline-color="font-color"/>
    </style:style>
    <style:style style:name="ce11" style:family="table-cell" style:parent-style-name="Default">
      <style:table-cell-properties fo:background-color="#fff2e5" style:text-align-source="fix" style:repeat-content="fals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e5" style:text-align-source="fix" style:repeat-content="fals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Segoe U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underline-mode="continuous" style:text-overline-mode="continuous" style:text-line-through-mode="continuous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Segoe UI" fo:font-size="10pt" fo:letter-spacing="normal" fo:language="en" fo:country="US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6.80000019073486pt" style:font-style-complex="normal" style:font-weight-complex="normal" style:text-emphasize="none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6.80000019073486pt" style:font-style-complex="normal" style:font-weight-complex="normal" style:text-emphasiz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1" table:default-cell-style-name="ce7"/>
        <table:table-column table:style-name="co1" table:number-columns-repeated="2" table:default-cell-style-name="ce8"/>
        <table:table-column table:style-name="co3" table:number-columns-repeated="2" table:default-cell-style-name="ce8"/>
        <table:table-column table:style-name="co1" table:default-cell-style-name="ce8"/>
        <table:table-row table:style-name="ro2">
          <table:table-cell table:style-name="ce1" office:value-type="string">
            <text:p>Armo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Max Dex B</text:p>
          </table:table-cell>
          <table:table-cell table:style-name="ce1" office:value-type="string">
            <text:p>ACP</text:p>
          </table:table-cell>
          <table:table-cell table:style-name="ce1" office:value-type="string">
            <text:p>Spell Failure</text:p>
          </table:table-cell>
          <table:table-cell table:style-name="ce1" office:value-type="string">
            <text:p>Speed <text:s/></text:p>
            <text:p>(30 ft.)(20 ft.)</text:p>
          </table:table-cell>
          <table:table-cell table:style-name="ce1" office:value-type="string">
            <text:p>Weight</text:p>
          </table:table-cell>
        </table:table-row>
        <table:table-row table:style-name="ro1">
          <table:table-cell table:style-name="ce2" office:value-type="string" table:number-columns-spanned="7" table:number-rows-spanned="1">
            <text:p>Light armor</text:p>
          </table:table-cell>
          <table:covered-table-cell table:number-columns-repeated="6" table:style-name="Default"/>
        </table:table-row>
        <table:table-row table:style-name="ro3">
          <table:table-cell office:value-type="string">
            <text:p>Blended quartz</text:p>
          </table:table-cell>
          <table:table-cell office:value-type="string">
            <text:p>+2 000 gp </text:p>
          </table:table-cell>
          <table:table-cell table:number-columns-repeated="2" office:value-type="string">
            <text:p>Same </text:p>
          </table:table-cell>
          <table:table-cell table:style-name="ce13" office:value-type="string">
            <text:p>–<text:span text:style-name="T2">20% </text:span>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</table:table-row>
        <table:table-row table:style-name="ro3">
          <table:table-cell office:value-type="string">
            <text:p>Bronzewood </text:p>
          </table:table-cell>
          <table:table-cell office:value-type="string">
            <text:p>+1,000 gp </text:p>
          </table:table-cell>
          <table:table-cell table:number-columns-repeated="4" office:value-type="string">
            <text:p>Same </text:p>
          </table:table-cell>
          <table:table-cell table:style-name="ce13" office:value-type="string">
            <text:p>–<text:span text:style-name="T2">10%</text:span></text:p>
          </table:table-cell>
        </table:table-row>
        <table:table-row table:style-name="ro3">
          <table:table-cell office:value-type="string">
            <text:p>Darkleaf, elven </text:p>
          </table:table-cell>
          <table:table-cell office:value-type="string">
            <text:p>+750 gp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–<text:span text:style-name="T2">5% </text:span></text:p>
          </table:table-cell>
          <table:table-cell table:number-columns-repeated="2" office:value-type="string">
            <text:p>Same </text:p>
          </table:table-cell>
        </table:table-row>
        <table:table-row table:style-name="ro3">
          <table:table-cell office:value-type="string">
            <text:p>Elukian clay </text:p>
          </table:table-cell>
          <table:table-cell office:value-type="string">
            <text:p>+1,000 gp </text:p>
          </table:table-cell>
          <table:table-cell office:value-type="string">
            <text:p>Same </text:p>
          </table:table-cell>
          <table:table-cell table:style-name="ce13" office:value-type="string">
            <text:p>–<text:span text:style-name="T2">1 </text:span></text:p>
          </table:table-cell>
          <table:table-cell table:number-columns-repeated="3" office:value-type="string">
            <text:p>Same </text:p>
          </table:table-cell>
        </table:table-row>
        <table:table-row table:style-name="ro3">
          <table:table-cell office:value-type="string">
            <text:p>Entropium </text:p>
          </table:table-cell>
          <table:table-cell office:value-type="string">
            <text:p>+750 gp </text:p>
          </table:table-cell>
          <table:table-cell office:value-type="float" office:value="2">
            <text:p>2</text:p>
          </table:table-cell>
          <table:table-cell office:value-type="string">
            <text:p>+2/–2 </text:p>
          </table:table-cell>
          <table:table-cell table:style-name="ce13" office:value-type="string">
            <text:p>–<text:span text:style-name="T2">10% </text:span></text:p>
          </table:table-cell>
          <table:table-cell office:value-type="string">
            <text:p>20 ft./15 ft. </text:p>
          </table:table-cell>
          <table:table-cell table:style-name="ce15" office:value-type="string">
            <text:p>+ 2 lb.</text:p>
          </table:table-cell>
        </table:table-row>
        <table:table-row table:style-name="ro3">
          <table:table-cell office:value-type="string">
            <text:p>Leafweave, elven </text:p>
          </table:table-cell>
          <table:table-cell office:value-type="string">
            <text:p>+750 gp 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–<text:span text:style-name="T2">5% </text:span></text:p>
          </table:table-cell>
          <table:table-cell table:number-columns-repeated="2" office:value-type="string">
            <text:p>Same </text:p>
          </table:table-cell>
        </table:table-row>
        <table:table-row table:style-name="ro4">
          <table:table-cell office:value-type="string">
            <text:p>Urdrukar </text:p>
          </table:table-cell>
          <table:table-cell office:value-type="string">
            <text:p>+500 gp/lb. </text:p>
          </table:table-cell>
          <table:table-cell table:style-name="ce10" office:value-type="string">
            <text:p>–<text:span text:style-name="T1">1 </text:span></text:p>
          </table:table-cell>
          <table:table-cell table:style-name="ce13" office:value-type="string">
            <text:p>–<text:span text:style-name="T2">2 </text:span></text:p>
          </table:table-cell>
          <table:table-cell office:value-type="string">
            <text:p>×2 </text:p>
          </table:table-cell>
          <table:table-cell table:number-columns-repeated="2" office:value-type="string">
            <text:p>Same </text:p>
          </table:table-cell>
        </table:table-row>
        <table:table-row table:style-name="ro1">
          <table:table-cell office:value-type="string">
            <text:p>Ysgardian heartwire </text:p>
          </table:table-cell>
          <table:table-cell office:value-type="string">
            <text:p>+1,500 gp </text:p>
          </table:table-cell>
          <table:table-cell table:number-columns-repeated="5" office:value-type="string">
            <text:p>Same 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table:number-columns-spanned="7" table:number-rows-spanned="1">
            <text:p>Medium armor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>
            <text:p>Astral driftmetal </text:p>
          </table:table-cell>
          <table:table-cell office:value-type="string">
            <text:p>+1,000 gp </text:p>
          </table:table-cell>
          <table:table-cell table:number-columns-repeated="4"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Blended quartz </text:p>
          </table:table-cell>
          <table:table-cell office:value-type="string">
            <text:p>+5,000 gp </text:p>
          </table:table-cell>
          <table:table-cell table:number-columns-repeated="2" office:value-type="string">
            <text:p>Same </text:p>
          </table:table-cell>
          <table:table-cell table:style-name="ce14" office:value-type="percentage" office:value="-0.2">
            <text:p>-20.00%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</table:table-row>
        <table:table-row table:style-name="ro3">
          <table:table-cell office:value-type="string">
            <text:p>Bronzewood </text:p>
          </table:table-cell>
          <table:table-cell office:value-type="string">
            <text:p>+4,000 gp </text:p>
          </table:table-cell>
          <table:table-cell table:number-columns-repeated="4" office:value-type="string">
            <text:p>Same </text:p>
          </table:table-cell>
          <table:table-cell table:style-name="ce13" office:value-type="string">
            <text:p>–<text:span text:style-name="T2">10%</text:span></text:p>
          </table:table-cell>
        </table:table-row>
        <table:table-row table:style-name="ro1">
          <table:table-cell office:value-type="string">
            <text:p>Darkleaf, elven</text:p>
          </table:table-cell>
          <table:table-cell office:value-type="string">
            <text:p>+2,250 gp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percentage" office:value="-0.05">
            <text:p>-5.00%</text:p>
          </table:table-cell>
          <table:table-cell office:value-type="string">
            <text:p>20 ft./20 ft. </text:p>
          </table:table-cell>
          <table:table-cell office:value-type="string">
            <text:p>Same </text:p>
          </table:table-cell>
        </table:table-row>
        <table:table-row table:style-name="ro1">
          <table:table-cell office:value-type="string">
            <text:p>Elukian clay </text:p>
          </table:table-cell>
          <table:table-cell office:value-type="string">
            <text:p>+2,000 gp </text:p>
          </table:table-cell>
          <table:table-cell office:value-type="string">
            <text:p>Same 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Same </text:p>
          </table:table-cell>
          <table:table-cell table:style-name="ce15" office:value-type="string">
            <text:p>Same </text:p>
          </table:table-cell>
        </table:table-row>
        <table:table-row table:style-name="ro1">
          <table:table-cell office:value-type="string">
            <text:p>Entropium </text:p>
          </table:table-cell>
          <table:table-cell office:value-type="string">
            <text:p>+2,000 gp </text:p>
          </table:table-cell>
          <table:table-cell table:style-name="ce9" office:value-type="float" office:value="2">
            <text:p>2</text:p>
          </table:table-cell>
          <table:table-cell office:value-type="string">
            <text:p>+2/-2</text:p>
          </table:table-cell>
          <table:table-cell table:style-name="ce14" office:value-type="percentage" office:value="-0.1">
            <text:p>-10.00%</text:p>
          </table:table-cell>
          <table:table-cell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Urdrukar </text:p>
          </table:table-cell>
          <table:table-cell office:value-type="string">
            <text:p>+500 gp/lb. </text:p>
          </table:table-cell>
          <table:table-cell table:style-name="ce9" office:value-type="string">
            <text:p>Same 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  <table:table-cell office:value-type="string">
            <text:p>Same </text:p>
          </table:table-cell>
          <table:table-cell table:style-name="ce14" office:value-type="percentage" office:value="0.1">
            <text:p>10.00%</text:p>
          </table:table-cell>
        </table:table-row>
        <table:table-row table:style-name="ro1">
          <table:table-cell office:value-type="string">
            <text:p>Ysgardian heartwire </text:p>
          </table:table-cell>
          <table:table-cell office:value-type="string">
            <text:p>+1,500 gp </text:p>
          </table:table-cell>
          <table:table-cell table:number-columns-repeated="5" office:value-type="string">
            <text:p>Same 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table:number-columns-spanned="7" table:number-rows-spanned="1">
            <text:p>Heavy armor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>
            <text:p>Astral driftmetal </text:p>
          </table:table-cell>
          <table:table-cell office:value-type="string">
            <text:p>+1,000 gp </text:p>
          </table:table-cell>
          <table:table-cell table:number-columns-repeated="4"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Blended quartz </text:p>
          </table:table-cell>
          <table:table-cell office:value-type="string">
            <text:p>+10,000 gp </text:p>
          </table:table-cell>
          <table:table-cell table:number-columns-repeated="2" office:value-type="string">
            <text:p>Same </text:p>
          </table:table-cell>
          <table:table-cell table:style-name="ce14" office:value-type="percentage" office:value="-0.2">
            <text:p>-20.00%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</table:table-row>
        <table:table-row table:style-name="ro3">
          <table:table-cell office:value-type="string">
            <text:p>Bronzewood </text:p>
          </table:table-cell>
          <table:table-cell office:value-type="string">
            <text:p>+9,000 gp </text:p>
          </table:table-cell>
          <table:table-cell table:number-columns-repeated="4" office:value-type="string">
            <text:p>Same </text:p>
          </table:table-cell>
          <table:table-cell table:style-name="ce13" office:value-type="string">
            <text:p>–<text:span text:style-name="T2">10%</text:span></text:p>
          </table:table-cell>
        </table:table-row>
        <table:table-row table:style-name="ro1">
          <table:table-cell table:style-name="ce4" office:value-type="string">
            <text:p>Chitin</text:p>
          </table:table-cell>
          <table:table-cell office:value-type="string">
            <text:p>+10,000 gp </text:p>
          </table:table-cell>
          <table:table-cell table:number-columns-repeated="4" office:value-type="string">
            <text:p>Same </text:p>
          </table:table-cell>
          <table:table-cell office:value-type="string">
            <text:p>×1/2</text:p>
          </table:table-cell>
        </table:table-row>
        <table:table-row table:style-name="ro1">
          <table:table-cell office:value-type="string">
            <text:p>Darkleaf, elven</text:p>
          </table:table-cell>
          <table:table-cell office:value-type="string">
            <text:p>+3,000 gp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percentage" office:value="-0.05">
            <text:p>-5.00%</text:p>
          </table:table-cell>
          <table:table-cell office:value-type="string">
            <text:p>20 ft./20 ft. </text:p>
          </table:table-cell>
          <table:table-cell office:value-type="string">
            <text:p>Same </text:p>
          </table:table-cell>
        </table:table-row>
        <table:table-row table:style-name="ro1">
          <table:table-cell office:value-type="string">
            <text:p>Elukian clay </text:p>
          </table:table-cell>
          <table:table-cell office:value-type="string">
            <text:p>+4,000 gp </text:p>
          </table:table-cell>
          <table:table-cell office:value-type="string">
            <text:p>Same 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Same </text:p>
          </table:table-cell>
          <table:table-cell table:style-name="ce15" office:value-type="string">
            <text:p>Same </text:p>
          </table:table-cell>
        </table:table-row>
        <table:table-row table:style-name="ro1">
          <table:table-cell office:value-type="string">
            <text:p>Entropium </text:p>
          </table:table-cell>
          <table:table-cell office:value-type="string">
            <text:p>+8,000 gp </text:p>
          </table:table-cell>
          <table:table-cell table:style-name="ce9" office:value-type="float" office:value="2">
            <text:p>2</text:p>
          </table:table-cell>
          <table:table-cell office:value-type="string">
            <text:p>+2/-2</text:p>
          </table:table-cell>
          <table:table-cell table:style-name="ce14" office:value-type="percentage" office:value="-0.1">
            <text:p>-10.00%</text:p>
          </table:table-cell>
          <table:table-cell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Urdrukar </text:p>
          </table:table-cell>
          <table:table-cell office:value-type="string">
            <text:p>+500 gp/lb. </text:p>
          </table:table-cell>
          <table:table-cell table:style-name="ce9" office:value-type="string">
            <text:p>Same 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  <table:table-cell office:value-type="string">
            <text:p>Same </text:p>
          </table:table-cell>
          <table:table-cell table:style-name="ce14" office:value-type="percentage" office:value="0.1">
            <text:p>10.00%</text:p>
          </table:table-cell>
        </table:table-row>
        <table:table-row table:style-name="ro1">
          <table:table-cell office:value-type="string">
            <text:p>Ysgardian heartwire </text:p>
          </table:table-cell>
          <table:table-cell office:value-type="string">
            <text:p>+1,500 gp </text:p>
          </table:table-cell>
          <table:table-cell table:number-columns-repeated="5" office:value-type="string">
            <text:p>Same 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table:number-columns-spanned="7" table:number-rows-spanned="1">
            <text:p>Shield</text:p>
          </table:table-cell>
          <table:covered-table-cell table:number-columns-repeated="6" table:style-name="Default"/>
        </table:table-row>
        <table:table-row table:style-name="ro1">
          <table:table-cell table:style-name="ce6" office:value-type="string">
            <text:p>Astral driftmetal </text:p>
          </table:table-cell>
          <table:table-cell office:value-type="string">
            <text:p>+1,000 gp </text:p>
          </table:table-cell>
          <table:table-cell table:number-columns-repeated="4"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Blended quartz </text:p>
          </table:table-cell>
          <table:table-cell office:value-type="string">
            <text:p>+2,000 gp/lb </text:p>
          </table:table-cell>
          <table:table-cell table:number-columns-repeated="2" office:value-type="string">
            <text:p>Same </text:p>
          </table:table-cell>
          <table:table-cell table:style-name="ce14" office:value-type="percentage" office:value="-0.2">
            <text:p>-20.00%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</table:table-row>
        <table:table-row table:style-name="ro3">
          <table:table-cell office:value-type="string">
            <text:p>Bronzewood </text:p>
          </table:table-cell>
          <table:table-cell office:value-type="string">
            <text:p>+250 gp/lb </text:p>
          </table:table-cell>
          <table:table-cell table:number-columns-repeated="4" office:value-type="string">
            <text:p>Same </text:p>
          </table:table-cell>
          <table:table-cell table:style-name="ce13" office:value-type="string">
            <text:p>–<text:span text:style-name="T2">10%</text:span></text:p>
          </table:table-cell>
        </table:table-row>
        <table:table-row table:style-name="ro1">
          <table:table-cell table:style-name="ce6" office:value-type="string">
            <text:p>Chitin</text:p>
          </table:table-cell>
          <table:table-cell office:value-type="string">
            <text:p>+2,000 gp </text:p>
          </table:table-cell>
          <table:table-cell table:number-columns-repeated="4" office:value-type="string">
            <text:p>Same </text:p>
          </table:table-cell>
          <table:table-cell office:value-type="string">
            <text:p>×1/2</text:p>
          </table:table-cell>
        </table:table-row>
        <table:table-row table:style-name="ro1">
          <table:table-cell office:value-type="string">
            <text:p>Elukian clay </text:p>
          </table:table-cell>
          <table:table-cell office:value-type="string">
            <text:p>+200 gp/lb </text:p>
          </table:table-cell>
          <table:table-cell office:value-type="string">
            <text:p>Same 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Same </text:p>
          </table:table-cell>
          <table:table-cell table:style-name="ce16" office:value-type="string">
            <text:p>Same </text:p>
          </table:table-cell>
        </table:table-row>
        <table:table-row table:style-name="ro1">
          <table:table-cell office:value-type="string">
            <text:p>Entropium </text:p>
          </table:table-cell>
          <table:table-cell office:value-type="string">
            <text:p>+7500 gp </text:p>
          </table:table-cell>
          <table:table-cell table:style-name="ce11" office:value-type="string">
            <text:p>Same </text:p>
          </table:table-cell>
          <table:table-cell table:number-columns-repeated="2" office:value-type="string">
            <text:p>+2/-2</text:p>
          </table:table-cell>
          <table:table-cell office:value-type="string">
            <text:p>Same </text:p>
          </table:table-cell>
          <table:table-cell office:value-type="string">
            <text:p>+5 lb</text:p>
          </table:table-cell>
        </table:table-row>
        <table:table-row table:style-name="ro1">
          <table:table-cell office:value-type="string">
            <text:p>Urdrukar </text:p>
          </table:table-cell>
          <table:table-cell office:value-type="string">
            <text:p>+250 gp/lb. </text:p>
          </table:table-cell>
          <table:table-cell table:style-name="ce12" office:value-type="string">
            <text:p>Same </text:p>
          </table:table-cell>
          <table:table-cell office:value-type="string">
            <text:p>Same </text:p>
          </table:table-cell>
          <table:table-cell office:value-type="string">
            <text:p>×2</text:p>
          </table:table-cell>
          <table:table-cell office:value-type="string">
            <text:p>Same </text:p>
          </table:table-cell>
          <table:table-cell table:style-name="ce14" office:value-type="percentage" office:value="0.1">
            <text:p>10.0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5">2022-06-05</text:date>, <text:time>14:5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5S</meta:editing-duration>
    <meta:editing-cycles>4</meta:editing-cycles>
    <meta:generator>OpenOffice/4.1.11$Win32 OpenOffice.org_project/4111m1$Build-9808</meta:generator>
    <dc:date>2022-06-05T14:54:17.11</dc:date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